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125.89mm"/>
    </style:style>
    <style:style style:name="co6" style:family="table-column">
      <style:table-column-properties fo:break-before="auto" style:column-width="137.88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ari SIO2SD Igi Version 11-2016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table:style-name="Default" office:value-type="string" calcext:value-type="string">
            <text:p>C:/Program Files/KiCad/Projects/Atari SIO2SD Igi Version 11-2016.sch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Default" office:value-type="string" calcext:value-type="string">
            <text:p>26/11/2017 12:40: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Default" office:value-type="string" calcext:value-type="string">
            <text:p>Eeschema 4.0.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nerator:</text:p>
          </table:table-cell>
          <table:table-cell table:style-name="Default" office:value-type="string" calcext:value-type="string">
            <text:p>KiCad/bin/scripting/plugins/bom_csv_grouped_by_value_with_fp.p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mp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, C8, C7, C6, C5, C4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, C13, C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Tantal_A/3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, C3, C1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ZelenĂˇ</text:p>
          </table:table-cell>
          <table:table-cell office:value-type="string" calcext:value-type="string">
            <text:p>LED_5mm_ZelenĂ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Ĺ˝lutĂˇ</text:p>
          </table:table-cell>
          <table:table-cell office:value-type="string" calcext:value-type="string">
            <text:p>LED_5mm_Ĺ˝lutĂ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ÄŚervenĂˇ</text:p>
          </table:table-cell>
          <table:table-cell office:value-type="string" calcext:value-type="string">
            <text:p>LED_5mm_ÄŚervenĂ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L10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MikrospĂ­naÄŤ_6x6x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ikrospĂ­naÄŤ_6x6x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..</text:p>
          </table:table-cell>
          <table:table-cell office:value-type="string" calcext:value-type="string">
            <text:p>MikrospĂ­naÄŤ_6x6x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MikrospĂ­naÄŤ_6x6x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MikrospĂ­naÄŤ_6x6x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ikrospĂ­naÄŤ_6x6x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F2510-5_Angled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_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play_16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336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 R3, R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, R6, R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, R8, R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, R12, R1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32A-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T7533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Wire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Wire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Wire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Wire_P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18MHz</text:p>
          </table:table-cell>
          <table:table-cell office:value-type="string" calcext:value-type="string">
            <text:p>Krystal_HC49-U_Vertic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dc:date>2017-11-26T12:51:33.740000000</dc:date>
    <meta:editing-duration>PT10M27S</meta:editing-duration>
    <meta:editing-cycles>1</meta:editing-cycles>
    <meta:document-statistic meta:table-count="1" meta:cell-count="134" meta:object-count="0"/>
  </office:meta>
</office:document-meta>
</file>